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ted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cc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solid" draw:fill-color="#ccffff" draw:textarea-horizontal-align="left" draw:auto-grow-height="true" draw:auto-grow-width="true" fo:min-height="0.649cm" fo:min-width="0cm"/>
    </style:style>
    <style:style style:name="gr4" style:family="graphic" style:parent-style-name="standard">
      <style:graphic-properties draw:stroke="solid" svg:stroke-color="#000000" draw:fill="solid" draw:fill-color="#ccffff" draw:textarea-horizontal-align="left" draw:auto-grow-height="true" draw:auto-grow-width="true" fo:min-height="1.342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0.649cm" fo:min-width="0cm"/>
    </style:style>
    <style:style style:name="gr8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1.342cm" fo:min-width="0cm"/>
    </style:style>
    <style:style style:name="gr9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1.227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93cm" svg:height="12.32cm" svg:x="1.737cm" svg:y="2.481cm">
          <text:p/>
          <draw:enhanced-geometry svg:viewBox="0 0 21600 21600" draw:type="rectangle" draw:enhanced-path="M 0 0 L 21600 0 21600 21600 0 21600 0 0 Z N"/>
        </draw:custom-shape>
        <draw:frame draw:style-name="gr2" xml:id="id3" draw:id="id3" draw:layer="layout" svg:width="2.86cm" svg:height="0.962cm" svg:x="2.233cm" svg:y="2.978cm">
          <draw:text-box>
            <text:p>Harness</text:p>
          </draw:text-box>
        </draw:frame>
        <draw:frame draw:style-name="gr3" xml:id="id1" draw:id="id1" draw:layer="layout" svg:width="3.216cm" svg:height="0.962cm" svg:x="7.857cm" svg:y="8.279cm">
          <draw:text-box>
            <text:p>Fragment</text:p>
          </draw:text-box>
        </draw:frame>
        <draw:frame draw:style-name="gr4" xml:id="id4" draw:id="id4" draw:layer="layout" svg:width="3.529cm" svg:height="1.673cm" svg:x="7.648cm" svg:y="11.844cm">
          <draw:text-box>
            <text:p>Composite</text:p>
            <text:p>Fragment</text:p>
          </draw:text-box>
        </draw:frame>
        <draw:frame draw:style-name="gr2" xml:id="id2" draw:id="id2" draw:layer="layout" svg:width="2.145cm" svg:height="0.962cm" svg:x="8.392cm" svg:y="4.052cm">
          <draw:text-box>
            <text:p>World</text:p>
          </draw:text-box>
        </draw:frame>
        <draw:connector draw:style-name="gr5" draw:text-style-name="P1" draw:layer="layout" draw:type="line" svg:x1="9.465cm" svg:y1="8.279cm" svg:x2="9.464cm" svg:y2="5.014cm" draw:start-shape="id1" draw:end-shape="id2" svg:d="M9465 8279l-1-3265" svg:viewBox="0 0 2 3266">
          <text:p/>
        </draw:connector>
        <draw:connector draw:style-name="gr5" draw:text-style-name="P1" draw:layer="layout" draw:type="line" svg:x1="5.093cm" svg:y1="3.459cm" svg:x2="9.464cm" svg:y2="4.052cm" draw:start-shape="id3" draw:start-glue-point="1" draw:end-shape="id2" draw:end-glue-point="0" svg:d="M5093 3459l4371 593" svg:viewBox="0 0 4372 594">
          <text:p/>
        </draw:connector>
        <draw:connector draw:style-name="gr5" draw:text-style-name="P1" draw:layer="layout" draw:type="line" svg:x1="5.093cm" svg:y1="3.459cm" svg:x2="7.857cm" svg:y2="8.76cm" draw:start-shape="id3" draw:end-shape="id1" draw:end-glue-point="3" svg:d="M5093 3459l2764 5301" svg:viewBox="0 0 2765 5302">
          <text:p/>
        </draw:connector>
        <draw:connector draw:style-name="gr5" draw:text-style-name="P1" draw:layer="layout" draw:type="line" svg:x1="9.412cm" svg:y1="11.844cm" svg:x2="9.465cm" svg:y2="9.241cm" draw:start-shape="id4" draw:start-glue-point="0" draw:end-shape="id1" draw:end-glue-point="2" svg:d="M9412 11844l53-2603" svg:viewBox="0 0 54 2604">
          <text:p/>
        </draw:connector>
        <draw:custom-shape draw:style-name="gr6" draw:text-style-name="P1" draw:layer="layout" svg:width="0.621cm" svg:height="0.621cm" svg:x="9.178cm" svg:y="10.005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xml:id="id5" draw:id="id5" draw:layer="layout" svg:width="3.216cm" svg:height="1.673cm" svg:x="13.191cm" svg:y="7.947cm">
          <draw:text-box>
            <text:p>Point</text:p>
            <text:p>Fragment</text:p>
          </draw:text-box>
        </draw:frame>
        <draw:frame draw:style-name="gr8" xml:id="id6" draw:id="id6" draw:layer="layout" svg:width="3.529cm" svg:height="1.673cm" svg:x="13.271cm" svg:y="11.845cm">
          <draw:text-box>
            <text:p>Point</text:p>
            <text:p>Composite</text:p>
          </draw:text-box>
        </draw:frame>
        <draw:connector draw:style-name="gr5" draw:text-style-name="P1" draw:layer="layout" draw:type="line" svg:x1="13.191cm" svg:y1="8.783cm" svg:x2="11.073cm" svg:y2="8.76cm" draw:start-shape="id5" draw:start-glue-point="3" draw:end-shape="id1" draw:end-glue-point="1" svg:d="M13191 8783l-2118-23" svg:viewBox="0 0 2119 24">
          <text:p/>
        </draw:connector>
        <draw:connector draw:style-name="gr5" draw:text-style-name="P1" draw:layer="layout" draw:type="line" svg:x1="13.271cm" svg:y1="12.681cm" svg:x2="11.177cm" svg:y2="12.68cm" draw:start-shape="id6" draw:start-glue-point="3" draw:end-shape="id4" draw:end-glue-point="1" svg:d="M13271 12681l-2094-1" svg:viewBox="0 0 2095 2">
          <text:p/>
        </draw:connector>
        <draw:custom-shape draw:style-name="gr6" draw:text-style-name="P1" draw:layer="layout" svg:width="0.621cm" svg:height="0.621cm" draw:transform="rotate (1.51686565290827) translate (11.808cm 9.078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621cm" svg:height="0.621cm" draw:transform="rotate (1.54601265141658) translate (11.858cm 13.017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xml:id="id7" draw:id="id7" draw:layer="layout" svg:width="2.145cm" svg:height="1.673cm" svg:x="13.355cm" svg:y="3.72cm">
          <draw:text-box>
            <text:p>Point</text:p>
            <text:p>World</text:p>
          </draw:text-box>
        </draw:frame>
        <draw:connector draw:style-name="gr5" draw:text-style-name="P1" draw:layer="layout" draw:type="line" svg:x1="13.355cm" svg:y1="4.556cm" svg:x2="10.537cm" svg:y2="4.533cm" draw:start-shape="id7" draw:start-glue-point="3" draw:end-shape="id2" draw:end-glue-point="1" svg:d="M13355 4556l-2818-23" svg:viewBox="0 0 2819 24">
          <text:p/>
        </draw:connector>
        <draw:custom-shape draw:style-name="gr6" draw:text-style-name="P1" draw:layer="layout" svg:width="0.621cm" svg:height="0.621cm" draw:transform="rotate (1.51686565290827) translate (11.601cm 4.836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2" draw:layer="layout" draw:type="line" svg:x1="14.427cm" svg:y1="5.393cm" svg:x2="14.799cm" svg:y2="7.947cm" draw:start-shape="id7" draw:start-glue-point="2" draw:end-shape="id5" draw:end-glue-point="0" svg:d="M14427 5393l372 2554" svg:viewBox="0 0 373 2555">
          <text:p text:style-name="P1"><text:span text:style-name="T1"/></text:p>
        </draw:connector>
        <draw:frame draw:style-name="gr11" draw:text-style-name="P3" draw:layer="layout" svg:width="5.126cm" svg:height="1.673cm" svg:x="14.584cm" svg:y="5.747cm">
          <draw:text-box>
            <text:p text:style-name="P3"><text:span text:style-name="T1">test </text:span></text:p>
            <text:p text:style-name="P3"><text:span text:style-name="T1">activ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ted" draw:style="rect" draw:dots1="1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22:01:47.795705695</meta:creation-date>
    <dc:date>2014-12-09T23:32:54.677914212</dc:date>
    <meta:editing-duration>PT14M38S</meta:editing-duration>
    <meta:editing-cycles>1</meta:editing-cycles>
    <meta:document-statistic meta:object-count="21"/>
    <meta:generator>LibreOffice/4.2.5.2$Linux_X86_64 LibreOffice_project/420m0$Build-2</meta:generator>
  </office:meta>
</office:document-meta>
</file>